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ploadFacesContextFactoryImpl.FileUploadFacesContextFactoryImpl( FacesContextFactory facesContextFactor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FileUploadFacesContextFactoryImpl.getFacesContext( Object context , Object request , Object response , Lifecycle lifecyc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